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 mi vida</text:p>
      <text:p text:style-name="P1"/>
      <text:section text:style-name="Sect1" text:name="Section1">
        <text:p text:style-name="P2">En mi vida estoy</text:p>
        <text:p text:style-name="P2">moldeando la realidad</text:p>
        <text:p text:style-name="P2">y no es por no ser</text:p>
        <text:p text:style-name="P2">más viejo que tú.</text:p>
        <text:p text:style-name="P2"/>
        <text:p text:style-name="P2">Mi vida cambió</text:p>
        <text:p text:style-name="P2">ahora ya no hay final</text:p>
        <text:p text:style-name="P2">tampoco hay paz</text:p>
        <text:p text:style-name="P2">pues tu, aún, no estás.</text:p>
        <text:p text:style-name="P2"/>
        <text:p text:style-name="P2">Oh, pudiera ser yo</text:p>
        <text:p text:style-name="P2">quien haga a tu ser</text:p>
        <text:p text:style-name="P2">llenarse de amor, ohhh...</text:p>
        <text:p text:style-name="P2"/>
        <text:p text:style-name="P2">Oh, si hubiera amor</text:p>
        <text:p text:style-name="P2">de tí hacia mi</text:p>
        <text:p text:style-name="P2">pero no es así,</text:p>
        <text:p text:style-name="P2">no, no, no es así...</text:p>
        <text:p text:style-name="P2"/>
        <text:p text:style-name="P2">Uuuuh, Uuuh.</text:p>
        <text:p text:style-name="P2">Uuuuh, Uuuh,</text:p>
        <text:p text:style-name="P2">Uuuuh, Uuuh.</text:p>
        <text:p text:style-name="P2"/>
        <text:p text:style-name="P2">Yo voy a cambiar,</text:p>
        <text:p text:style-name="P2">luchar para ser mejor.</text:p>
        <text:p text:style-name="P2">Pero, en realidad,</text:p>
        <text:p text:style-name="P2">lo hago por tí.</text:p>
        <text:p text:style-name="P2"/>
        <text:p text:style-name="P2">Si pudiera ser,</text:p>
        <text:p text:style-name="P2">el mejor hombre que hay</text:p>
        <text:p text:style-name="P2">tal vez así</text:p>
        <text:p text:style-name="P2">te fijes en mí, fijes en mí.</text:p>
        <text:p text:style-name="P2"/>
        <text:p text:style-name="P2">Tal vez así</text:p>
        <text:p text:style-name="P2">pienses en mí.</text:p>
        <text:p text:style-name="P2">Tal vez así</text:p>
        <text:p text:style-name="P2">quieras venir, quieras venir.</text:p>
        <text:p text:style-name="P2"/>
        <text:p text:style-name="P2">Déjame ser</text:p>
        <text:p text:style-name="P2">solo una vez</text:p>
        <text:p text:style-name="P2">tu respiración,</text:p>
        <text:p text:style-name="P2">tus alas, tu sol.</text:p>
        <text:p text:style-name="P2"/>
        <text:p text:style-name="P2">Y déjame estar</text:p>
        <text:p text:style-name="P2">una eternidad,</text:p>
        <text:p text:style-name="P2">muriendo en tí,</text:p>
        <text:p text:style-name="P2">naciendo en tí.</text:p>
        <text:p text:style-name="P2"/>
        <text:p text:style-name="P2">Y así, al final,</text:p>
        <text:p text:style-name="P2">envuelto entre tu calor</text:p>
        <text:p text:style-name="P2">voy a descubrir</text:p>
        <text:p text:style-name="P2">si te amo o no.</text:p>
        <text:p text:style-name="P2"/>
        <text:p text:style-name="P2">No creo en un dios</text:p>
        <text:p text:style-name="P2">ni creo en el bien o el mal</text:p>
        <text:p text:style-name="P2">pero creo que yo</text:p>
        <text:p text:style-name="P2">soy nada sin tí.</text:p>
        <text:p text:style-name="P2"/>
        <text:p text:style-name="P2">Te pido amor</text:p>
        <text:p text:style-name="P2">que no sea por lástima</text:p>
        <text:p text:style-name="P2">I need and love you</text:p>
        <text:p text:style-name="P2">And will always do.</text:p>
        <text:p text:style-name="P2"/>
        <text:p text:style-name="P2">I need and love you</text:p>
        <text:p text:style-name="P2">please, come to me so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Renich Bon Ciric</dc:creator>
    <dc:date>2008-06-25T20:32:35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3" meta:word-count="204" meta:character-count="908"/>
  </office:meta>
</office:document-meta>
</file>